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085" officeooo:paragraph-rsid="0009f085"/>
    </style:style>
    <style:style style:name="P2" style:family="paragraph" style:parent-style-name="Standard">
      <style:text-properties officeooo:paragraph-rsid="0009f085"/>
    </style:style>
    <style:style style:name="P3" style:family="paragraph" style:parent-style-name="Standard">
      <style:text-properties fo:font-weight="bold" officeooo:rsid="0009f085" officeooo:paragraph-rsid="0009f085" style:font-weight-asian="bold" style:font-weight-complex="bold"/>
    </style:style>
    <style:style style:name="P4" style:family="paragraph" style:parent-style-name="Standard">
      <style:text-properties fo:font-weight="normal" officeooo:rsid="0009f085" officeooo:paragraph-rsid="0009f085" style:font-weight-asian="normal" style:font-weight-complex="normal"/>
    </style:style>
    <style:style style:name="P5" style:family="paragraph" style:parent-style-name="Standard">
      <style:text-properties fo:font-weight="normal" officeooo:rsid="0009f085" officeooo:paragraph-rsid="000c103d" style:font-weight-asian="normal" style:font-weight-complex="normal"/>
    </style:style>
    <style:style style:name="P6" style:family="paragraph" style:parent-style-name="Standard">
      <style:text-properties fo:font-size="16pt" fo:font-weight="bold" officeooo:rsid="0009f085" officeooo:paragraph-rsid="0009f08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a8ca9" officeooo:paragraph-rsid="000a8ca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a8ca9" officeooo:paragraph-rsid="0023ae01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2638aa" officeooo:paragraph-rsid="002638aa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346314" officeooo:paragraph-rsid="00346314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c103d" officeooo:paragraph-rsid="000c103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officeooo:rsid="000d53ee" officeooo:paragraph-rsid="000d79ba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d79ba" officeooo:paragraph-rsid="000d79ba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d79ba" officeooo:paragraph-rsid="002b59c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d79ba" officeooo:paragraph-rsid="002fd1f5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346314" officeooo:paragraph-rsid="0034631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35b040" officeooo:paragraph-rsid="0035b040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b59c0" officeooo:paragraph-rsid="002b59c0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49b5a" officeooo:paragraph-rsid="00449b5a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c7835" officeooo:paragraph-rsid="004c7835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2816" officeooo:paragraph-rsid="00502816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bold" officeooo:rsid="000d79ba" officeooo:paragraph-rsid="000d79ba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2638aa" officeooo:paragraph-rsid="002638aa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294d8f" officeooo:paragraph-rsid="00294d8f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35b040" officeooo:paragraph-rsid="0035b040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800000" fo:font-size="12pt" fo:font-weight="bold" officeooo:rsid="000d79ba" officeooo:paragraph-rsid="000d79ba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800000" fo:font-size="12pt" fo:font-weight="bold" officeooo:rsid="004b3f38" officeooo:paragraph-rsid="004b3f38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fo:font-size="12pt" fo:font-weight="bold" officeooo:rsid="000d79ba" officeooo:paragraph-rsid="000d79ba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fo:font-size="12pt" fo:font-weight="bold" officeooo:rsid="0009f085" officeooo:paragraph-rsid="0023ae01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fo:font-size="12pt" fo:font-weight="normal" officeooo:rsid="000d79ba" officeooo:paragraph-rsid="000d79ba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fo:font-weight="normal" officeooo:rsid="001f64de" officeooo:paragraph-rsid="001f64de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661900" fo:font-size="12pt" fo:font-weight="bold" officeooo:rsid="00294d8f" officeooo:paragraph-rsid="00294d8f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661900" fo:font-size="12pt" fo:font-weight="bold" officeooo:rsid="00310304" officeooo:paragraph-rsid="00310304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661900" fo:font-size="12pt" fo:font-weight="bold" officeooo:rsid="00310304" officeooo:paragraph-rsid="000d79ba" style:font-size-asian="12pt" style:font-weight-asian="bold" style:font-size-complex="12pt" style:font-weight-complex="bold"/>
    </style:style>
    <style:style style:name="P35" style:family="paragraph" style:parent-style-name="Preformatted_20_Text">
      <style:text-properties fo:font-size="12pt" fo:font-weight="normal" officeooo:rsid="00502816" officeooo:paragraph-rsid="00502816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f085" style:font-weight-asian="bold" style:font-weight-complex="bold"/>
    </style:style>
    <style:style style:name="T3" style:family="text">
      <style:text-properties fo:font-weight="bold" officeooo:rsid="002fd1f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f085" style:font-weight-asian="normal" style:font-weight-complex="normal"/>
    </style:style>
    <style:style style:name="T6" style:family="text">
      <style:text-properties fo:font-weight="normal" officeooo:rsid="0023ae01" style:font-weight-asian="normal" style:font-weight-complex="normal"/>
    </style:style>
    <style:style style:name="T7" style:family="text">
      <style:text-properties officeooo:rsid="000c103d"/>
    </style:style>
    <style:style style:name="T8" style:family="text">
      <style:text-properties fo:font-size="16pt" fo:font-weight="bold" officeooo:rsid="000a8ca9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0c103d" style:font-size-asian="16pt" style:font-weight-asian="bold" style:font-size-complex="16pt" style:font-weight-complex="bold"/>
    </style:style>
    <style:style style:name="T10" style:family="text">
      <style:text-properties officeooo:rsid="000d79ba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officeooo:rsid="001f64de"/>
    </style:style>
    <style:style style:name="T13" style:family="text">
      <style:text-properties officeooo:rsid="001f64de"/>
    </style:style>
    <style:style style:name="T14" style:family="text">
      <style:text-properties officeooo:rsid="0023ae01"/>
    </style:style>
    <style:style style:name="T15" style:family="text">
      <style:text-properties officeooo:rsid="002638aa"/>
    </style:style>
    <style:style style:name="T16" style:family="text">
      <style:text-properties officeooo:rsid="003463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<text:span text:style-name="T7">1. </text:span>JENKINS </text:p>
      <text:p text:style-name="P1"/>
      <text:p text:style-name="P3">Step-1 : Install jenkins</text:p>
      <text:p text:style-name="P3">=================</text:p>
      <text:p text:style-name="P1"><text:s text:c="4"/>First we need to jenkins automated tool</text:p>
      <text:p text:style-name="P1"/>
      <text:p text:style-name="P3">Step-2 : Configuration Jenkins </text:p>
      <text:p text:style-name="P3">=======================</text:p>
      <text:p text:style-name="P3"/>
      <text:p text:style-name="P1">First we need to create job to automate</text:p>
      <text:p text:style-name="P1">click <text:span text:style-name="T1">Create new Job </text:span>in jenkins Dashboard <text:s/></text:p>
      <text:p text:style-name="P3"/>
      <text:p text:style-name="P3"><text:s/>CONFIGURATION</text:p>
      <text:p text:style-name="P3">--------------------------</text:p>
      <text:p text:style-name="P1"/>
      <text:p text:style-name="P1">Enter the <text:span text:style-name="T1">Project Name</text:span></text:p>
      <text:p text:style-name="P4"/>
      <text:p text:style-name="P4">Select <text:span text:style-name="T1">Github</text:span> <text:span text:style-name="T1">project</text:span> and Enter the <text:span text:style-name="T1">Project URL. [ here i have github project, you can change according to your repositary section]</text:span></text:p>
      <text:p text:style-name="P3"/>
      <text:p text:style-name="P4">In<text:span text:style-name="T1"> Source Code Management Section, </text:span>You have to<text:span text:style-name="T1"> click Git</text:span> and then enter<text:span text:style-name="T1"> local repositary URL. </text:span></text:p>
      <text:p text:style-name="P3"/>
      <text:p text:style-name="P2"><text:span text:style-name="T5">In</text:span><text:span text:style-name="T2"> Build Triggers Section, </text:span><text:span text:style-name="T5">select</text:span><text:span text:style-name="T2"> </text:span><text:span text:style-name="T1">Trigger builds remotely </text:span><text:span text:style-name="T5">and Enter the</text:span><text:span text:style-name="T2"> Authentication Token </text:span></text:p>
      <text:p text:style-name="P3"><text:s/></text:p>
      <text:p text:style-name="P3"/>
      <text:p text:style-name="P3">Then Save and Apply </text:p>
      <text:p text:style-name="P3"/>
      <text:p text:style-name="P3"/>
      <text:p text:style-name="P3"/>
      <text:p text:style-name="P5"><text:span text:style-name="T9">2. CONNECT </text:span><text:span text:style-name="T8">JENKINS </text:span><text:span text:style-name="T9">JOB INTO LOCAL REPOSITARY</text:span></text:p>
      <text:p text:style-name="P11">==============================================</text:p>
      <text:p text:style-name="P11"/>
      <text:p text:style-name="P12">First Go to<text:span text:style-name="T1"> .git/hooks </text:span>Directory </text:p>
      <text:p text:style-name="P12"/>
      <text:p text:style-name="P12"><text:span text:style-name="T10">C</text:span>reate file name <text:span text:style-name="T1">post-commit </text:span><text:span text:style-name="T10">and Enter the Following script</text:span></text:p>
      <text:p text:style-name="P12"/>
      <text:p text:style-name="P13"># vim post-commit</text:p>
      <text:p text:style-name="P22"/>
      <text:p text:style-name="P26">#!/bin/sh</text:p>
      <text:p text:style-name="P26"/>
      <text:p text:style-name="P26">curl --user admin:c1b490cef3d0b2f0eeb502210dee10b6 http://192.168.22.36:8080/job/newdockerproject/build?token=newpro123</text:p>
      <text:p text:style-name="P26"/>
      <text:p text:style-name="P26">/home/user1/workspace/source/Executablejarfile/executablejar/newprojectt/buildExecutable</text:p>
      <text:p text:style-name="P26"/>
      <text:p text:style-name="P26">echo "Docker NewProject Demo Test"</text:p>
      <text:p text:style-name="P13"/>
      <text:p text:style-name="P13">where ,</text:p>
      <text:p text:style-name="P13"><text:s text:c="12"/>admin is jenkins username and after that we have enter the API Tokens for user.</text:p>
      <text:p text:style-name="P26"><text:soft-page-break/><text:span text:style-name="T4"><text:s text:c="13"/></text:span><text:a xlink:type="simple" xlink:href="http://192.168.22.36:8080/job/newdockerproject/" text:style-name="Internet_20_link" text:visited-style-name="Visited_20_Internet_20_Link"><text:span text:style-name="T4">http://192.168.22.36:8080/job/newdockerproject/</text:span></text:a><text:span text:style-name="T4"> </text:span><text:span text:style-name="T11">- </text:span><text:s/><text:span text:style-name="T12">local</text:span><text:span text:style-name="T13"> </text:span><text:span text:style-name="T11">project URL upto this.</text:span> <text:s/></text:p>
      <text:p text:style-name="P26"/>
      <text:p text:style-name="P28"><text:s text:c="14"/>build?token=newpro123 – <text:span text:style-name="T4">This is trigger Token For this Project.</text:span></text:p>
      <text:p text:style-name="P30"/>
      <text:p text:style-name="P28"><text:span text:style-name="T4"><text:s text:c="5"/></text:span><text:span text:style-name="T6">Here we have used BuildExecutable script for executing the Docker commands</text:span></text:p>
      <text:p text:style-name="P31"/>
      <text:p text:style-name="P28"/>
      <text:p text:style-name="P8"><text:span text:style-name="T14">3. </text:span><text:s/><text:span text:style-name="T15">BUILD PROCESS SCRIPT USING DOCKER</text:span></text:p>
      <text:p text:style-name="P9">===============================<text:span text:style-name="T16">=======</text:span></text:p>
      <text:p text:style-name="P9"/>
      <text:p text:style-name="P23"><text:s/>First we need to create a Dockerfile and enter like below (Enter as per requirement, here we have used the java )</text:p>
      <text:p text:style-name="P23"/>
      <text:p text:style-name="P24"># vim Dockerfile</text:p>
      <text:p text:style-name="P23"/>
      <text:p text:style-name="P32">FROM java:8</text:p>
      <text:p text:style-name="P32">EXPOSE 8099</text:p>
      <text:p text:style-name="P32"/>
      <text:p text:style-name="P32">ADD /target/executablejar.jar executablejar.jar</text:p>
      <text:p text:style-name="P32"/>
      <text:p text:style-name="P32">ENTRYPOINT [ "java","-jar","executablejar.jar" ]</text:p>
      <text:p text:style-name="P29"/>
      <text:p text:style-name="P28"/>
      <text:p text:style-name="P18">After that, we have to create a buildexecutable file. In this Script , we enter the build process by using docker. </text:p>
      <text:p text:style-name="P14"/>
      <text:p text:style-name="P15"><text:span text:style-name="T3"># vim buildexecutable</text:span> <text:s text:c="6"/></text:p>
      <text:p text:style-name="P13"/>
      <text:p text:style-name="P27">cd /home/GIT_TRAINING/karthiii/FeatureSelection/</text:p>
      <text:p text:style-name="P27">mvn clean</text:p>
      <text:p text:style-name="P27">mvn install</text:p>
      <text:p text:style-name="P27">docker ps -a | grep 8070 | awk '{print $1}' | xargs docker rm -f</text:p>
      <text:p text:style-name="P27">docker build -f /home/GIT_TRAINING/karthiii/FeatureSelection/Dockerfile -t fea .</text:p>
      <text:p text:style-name="P27">docker run -d -p 8070:8070 -t fea</text:p>
      <text:p text:style-name="P34"/>
      <text:p text:style-name="P33"/>
      <text:p text:style-name="P10">4. BUILD PROCESS</text:p>
      <text:p text:style-name="P10">=================</text:p>
      <text:p text:style-name="P10"/>
      <text:p text:style-name="P16">After Completing the coding part and then execute some git commads to build . </text:p>
      <text:p text:style-name="P16"/>
      <text:p text:style-name="P25"># git add .</text:p>
      <text:p text:style-name="P25"># git status</text:p>
      <text:p text:style-name="P25"># git commit -m “Version NEW”</text:p>
      <text:p text:style-name="P25"/>
      <text:p text:style-name="P17">when we execute the git commit command, the build process begins through jenkins automation tool.</text:p>
      <text:p text:style-name="P17"/>
      <text:p text:style-name="P17"/>
      <text:p text:style-name="P16"/>
      <text:p text:style-name="P19"><text:soft-page-break/>docker ps -a | grep 8070 | awk '{print $1}' | xargs docker rm -f</text:p>
      <text:p text:style-name="P19"/>
      <text:p text:style-name="P19"/>
      <text:p text:style-name="P19"/>
      <text:p text:style-name="P20">i have checked the above mentioned issue.. problem is because of jenkins user ssh key is not added to GIT_TRAINING project...</text:p>
      <text:p text:style-name="P20"/>
      <text:p text:style-name="P20">can i send the jenkins user ssh key ? </text:p>
      <text:p text:style-name="P20"/>
      <text:p text:style-name="P20">will you add my jenkins user ssh key to GIT_TRAINING repository ?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ssh user1@192.168.22.36 "/home/user1/projecttesting/buildExecutable"</text:p>
      <text:p text:style-name="P21"/>
      <text:p text:style-name="P21"/>
      <text:p text:style-name="P21"/>
      <text:p text:style-name="P21"/>
      <text:p text:style-name="P35"><text:span text:style-name="Source_20_Text">exec ssh-agent bash</text:span></text:p>
      <text:p text:style-name="Preformatted_20_Text"><text:span text:style-name="Source_20_Text">$ ssh-add</text:span></text:p>
      <text:p text:style-name="P36"><text:span text:style-name="Source_20_Text">Enter passphrase for ~/.ssh/id_rsa: </text:span>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09:20:23.120981294</meta:creation-date>
    <meta:generator>LibreOffice/5.1.6.2$Linux_X86_64 LibreOffice_project/10m0$Build-2</meta:generator>
    <dc:date>2017-08-11T11:20:14.049399997</dc:date>
    <meta:editing-duration>PT11H36M52S</meta:editing-duration>
    <meta:editing-cycles>25</meta:editing-cycles>
    <meta:document-statistic meta:table-count="0" meta:image-count="0" meta:object-count="0" meta:page-count="3" meta:paragraph-count="61" meta:word-count="392" meta:character-count="2824" meta:non-whitespace-character-count="2417"/>
  </office:meta>
</office:document-meta>
</file>